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ca6a" officeooo:paragraph-rsid="001aca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4:46:39.047768980</meta:creation-date>
    <dc:date>2022-10-09T14:46:51.015956646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6.4.7.2$Linux_X86_64 LibreOffice_project/40$Build-2</meta:generator>
  </office:meta>
</office:document-meta>
</file>